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8479d2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8479d2" style:font-size-asian="11pt" style:font-size-complex="11pt"/>
    </style:style>
    <style:style style:name="P9" style:family="paragraph" style:parent-style-name="Table_20_Contents">
      <style:text-properties style:font-name="Calibri" fo:font-size="11pt" officeooo:rsid="015c5cdd" officeooo:paragraph-rsid="018479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1ebdd9" officeooo:paragraph-rsid="018479d2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4900f" officeooo:paragraph-rsid="018479d2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6722c9" officeooo:paragraph-rsid="018479d2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8479d2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ca0c9" officeooo:paragraph-rsid="018479d2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8479d2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86a10d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8479d2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0" style:family="paragraph" style:parent-style-name="Paragraph">
      <style:text-properties officeooo:rsid="017b3aa6" officeooo:paragraph-rsid="017b3aa6"/>
    </style:style>
    <style:style style:name="P31" style:family="paragraph" style:parent-style-name="Paragraph">
      <style:text-properties officeooo:rsid="017b3aa6" officeooo:paragraph-rsid="017d8855"/>
    </style:style>
    <style:style style:name="P32" style:family="paragraph" style:parent-style-name="Paragraph">
      <style:text-properties officeooo:rsid="017b3aa6" officeooo:paragraph-rsid="017f0ec7"/>
    </style:style>
    <style:style style:name="P33" style:family="paragraph" style:parent-style-name="Paragraph">
      <style:text-properties officeooo:rsid="017bc76f" officeooo:paragraph-rsid="017b3aa6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87204d" style:font-size-asian="11pt" style:font-size-complex="11pt"/>
    </style:style>
    <style:style style:name="P35" style:family="paragraph" style:parent-style-name="Table_20_Contents">
      <style:text-properties style:font-name="Calibri" fo:font-size="11pt" officeooo:rsid="01b171c2" officeooo:paragraph-rsid="0186a10d" style:font-size-asian="11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87204d" style:font-size-asian="11pt" style:font-size-complex="11pt"/>
    </style:style>
    <style:style style:name="P37" style:family="paragraph" style:parent-style-name="Table_20_Contents">
      <style:text-properties style:font-name="Calibri" fo:font-size="11pt" officeooo:rsid="0164900f" officeooo:paragraph-rsid="0187204d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87204d" style:font-size-asian="11pt" style:font-size-complex="11pt"/>
    </style:style>
    <style:style style:name="P39" style:family="paragraph" style:parent-style-name="Table_20_Contents">
      <style:text-properties style:font-name="Calibri" fo:font-size="11pt" officeooo:rsid="013d46b1" officeooo:paragraph-rsid="0187204d" style:font-size-asian="11pt" style:font-size-complex="11pt"/>
    </style:style>
    <style:style style:name="P40" style:family="paragraph" style:parent-style-name="Table_20_Contents">
      <style:text-properties style:font-name="Calibri" fo:font-size="11pt" officeooo:rsid="016722c9" officeooo:paragraph-rsid="0187204d" style:font-size-asian="11pt" style:font-size-complex="11pt"/>
    </style:style>
    <style:style style:name="P41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87204d" style:font-size-asian="11pt" style:font-size-complex="11pt"/>
    </style:style>
    <style:style style:name="P42" style:family="paragraph" style:parent-style-name="Table_20_Contents">
      <style:text-properties style:font-name="Calibri" fo:font-size="11pt" officeooo:rsid="000ca0c9" officeooo:paragraph-rsid="0187204d" style:font-size-asian="11pt" style:font-size-complex="11pt"/>
    </style:style>
    <style:style style:name="P43" style:family="paragraph" style:parent-style-name="Table_20_Contents">
      <style:text-properties style:font-name="Calibri" fo:font-size="11pt" officeooo:rsid="000bac1b" officeooo:paragraph-rsid="0187204d" style:font-size-asian="11pt" style:font-size-complex="11pt"/>
    </style:style>
    <style:style style:name="P44" style:family="paragraph" style:parent-style-name="Paragraph" style:list-style-name="L1">
      <style:text-properties officeooo:rsid="017b3aa6" officeooo:paragraph-rsid="017b3aa6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7ac96c"/>
    </style:style>
    <style:style style:name="T10" style:family="text">
      <style:text-properties officeooo:rsid="01837f28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71081e"/>
    </style:style>
    <style:style style:name="T14" style:family="text">
      <style:text-properties officeooo:rsid="017031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text:text-input text:description="">{{ dateString }}</text:text-input></text:p>
            <text:p text:style-name="P16"/>
            <text:p text:style-name="P16"/>
            <text:p text:style-name="P16"/>
            <text:p text:style-name="P16"><text:text-input text:description="">{% if recipient.recipientType == 'company' %}</text:text-input></text:p>
            <text:p text:style-name="P16"><text:text-input text:description="">{{ recipient.companyName }}</text:text-input></text:p>
            <text:p text:style-name="P16"><text:text-input text:description="">{% elif recipient.individuals %}</text:text-input></text:p>
            <text:p text:style-name="P16"><text:text-input text:description="">{% for individual in recipient.individuals %}</text:text-input></text:p>
            <text:p text:style-name="P16"><text:text-input text:description="">{{ individual.firstName }} {{individual.lastName }}</text:text-input></text:p>
            <text:p text:style-name="P16"><text:text-input text:description="">{% endfor %}</text:text-input></text:p>
            <text:p text:style-name="P16"><text:text-input text:description="">{% endif %}</text:text-input><text:text-input text:description=""/></text:p>
            <text:p text:style-name="P35"><text:text-input text:description="">{% for address in  recipient.contactMethod['address'] %}</text:text-input></text:p>
            <text:p text:style-name="P35"><text:text-input text:description="">{{ address }}</text:text-input></text:p>
            <text:p text:style-name="P3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7"/>
      <text:h text:style-name="Heading" text:outline-level="1"><text:span text:style-name="T9">File Closing Letter - </text:span><text:span text:style-name="T9"><text:text-input text:description="">{{ matter.name }}</text:text-input></text:span></text:h>
      <text:p text:style-name="P30">It has been a pleasure to serve as your counsel with regard to the above matter. <text:s/>Now that <text:span text:style-name="T10"><text:text-input text:description="">{{ matter.reason }}</text:text-input></text:span>, we understand that no further legal services are required. <text:s/>Unless otherwise instructed, we will take no further action in connection with the matter and proceed to close our file.</text:p>
      <text:p text:style-name="P32"><text:text-input text:description="">{% if documents %}</text:text-input></text:p>
      <text:p text:style-name="P32">We will keep the following original documents in our deeds system for safe-keeping:</text:p>
      <text:p text:style-name="P33"><text:text-input text:description="">{% for doc in documents %}</text:text-input></text:p>
      <text:list xml:id="list8972737212257945361" text:style-name="L1">
        <text:list-item>
          <text:p text:style-name="P44"><text:text-input text:description="">{{ doc }}</text:text-input></text:p>
        </text:list-item>
      </text:list>
      <text:p text:style-name="P30"><text:text-input text:description="">{% endfor %}</text:text-input></text:p>
      <text:p text:style-name="P31">If you require access to these documents or wish to store them yourself, please let us know.</text:p>
      <text:p text:style-name="P31"><text:text-input text:description="">{% endif %}</text:text-input></text:p>
      <text:p text:style-name="P30">Thank you for your instructions. <text:s/>Please get in touch if you need legal services in the future. <text:s/>We would be happy to help. </text:p>
      <text:p text:style-name="Standard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29">Yours <text:text-input text:description="">{{ valediction }}</text:text-input></text:p>
            <text:p text:style-name="P28">Evolution Lawyers</text:p>
            <text:p text:style-name="P21"/>
            <text:p text:style-name="P21"/>
            <text:p text:style-name="P21"/>
            <text:p text:style-name="P22"/>
            <text:p text:style-name="P21"><text:text-input text:description="">{% if sender %}</text:text-input></text:p>
            <text:p text:style-name="P23"><text:text-input text:description="">{{ sender }}</text:text-input></text:p>
            <text:p text:style-name="P23"><text:text-input text:description="">{{ mappings.sender[sender].title }}</text:text-input></text:p>
            <text:p text:style-name="P23"><text:text-input text:description="">{{ mappings.sender[sender].phone }}</text:text-input></text:p>
            <text:p text:style-name="P24"><text:text-input text:description="">{{ mappings.sender[sender].email }}</text:text-input></text:p>
            <text:p text:style-name="P25"><text:text-input text:description="">{% endif %}</text:text-input></text:p>
          </table:table-cell>
        </table:table-row>
      </table:table>
      <text:p text:style-name="P38"><text:text-input text:description="">{% if copyTo %}</text:text-input></text:p>
      <text:p text:style-name="P34"/>
      <text:p text:style-name="P34"/>
      <text:p text:style-name="P39"><text:text-input text:description="">{% for copy in copyTo %}</text:text-input></text:p>
      <text:p text:style-name="P40"><text:text-input text:description="">{% if loop.index == 1 %}</text:text-input></text:p>
      <text:p text:style-name="P42">Copy To:<text:tab/><text:span text:style-name="T11"><text:text-input text:description="">{{ copy.name }}</text:text-input></text:span></text:p>
      <text:p text:style-name="P37"><text:text-input text:description="">{% else %}</text:text-input></text:p>
      <text:p text:style-name="P37"><text:tab/><text:tab/><text:span text:style-name="T11"><text:text-input text:description="">{{ copy.name }}</text:text-input></text:span></text:p>
      <text:p text:style-name="P37"><text:text-input text:description="">{% endif %}</text:text-input></text:p>
      <text:p text:style-name="P39"><text:tab/><text:tab/><text:span text:style-name="T12"><text:text-input text:description="">{% if copy.email %}</text:text-input></text:span></text:p>
      <text:p text:style-name="P39"><text:tab/><text:tab/><text:span text:style-name="T12"><text:text-input text:description="">{{ copy.email }}</text:text-input></text:span></text:p>
      <text:p text:style-name="P37"><text:tab/><text:tab/><text:text-input text:description="">{% endif %}</text:text-input></text:p>
      <text:p text:style-name="P39"><text:tab/><text:tab/><text:span text:style-name="T13"><text:text-input text:description="">{% for addressLine in copy['address'] %}</text:text-input></text:span></text:p>
      <text:p text:style-name="P39"><text:tab/><text:tab/><text:span text:style-name="T14"><text:text-input text:description="">{{ addressLine }}</text:text-input></text:span></text:p>
      <text:p text:style-name="P43"><text:tab/><text:tab/><text:span text:style-name="T14"><text:text-input text:description="">{% endfor %}</text:text-input></text:span></text:p>
      <text:p text:style-name="P43"/>
      <text:p text:style-name="P41"><text:text-input text:description="">{% endfor %}</text:text-input></text:p>
      <text:p text:style-name="P36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7:07:55.386597000</dc:date>
    <meta:editing-duration>P3DT22H45M28S</meta:editing-duration>
    <meta:editing-cycles>367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4" meta:word-count="501" meta:character-count="2319" meta:non-whitespace-character-count="1999"/>
  </office:meta>
</office:document-meta>
</file>